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232bf" draw:marker-start-width="0.321cm" draw:marker-end-width="0.321cm" draw:fill="solid" draw:fill-color="#ff0000" draw:textarea-horizontal-align="justify" draw:textarea-vertical-align="middle" draw:auto-grow-height="false" fo:min-height="0.646cm" fo:min-width="1.339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draw:stroke="dash" draw:stroke-dash="Fine_20_Dashed" svg:stroke-width="0.081cm" svg:stroke-color="#3232b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draw:stroke-dash="Fine_20_Dashed" svg:stroke-width="0.159cm" svg:stroke-color="#ffff00" draw:marker-start-width="0.438cm" draw:marker-end-width="0.438cm" draw:fill="none" draw:fill-color="#ffff00" draw:textarea-horizontal-align="justify" draw:textarea-vertical-align="middle" draw:auto-grow-height="false" fo:min-height="3.86cm" fo:min-width="1.613cm" fo:padding-top="0.204cm" fo:padding-bottom="0.204cm" fo:padding-left="0.329cm" fo:padding-right="0.329cm"/>
      <style:paragraph-properties style:writing-mode="lr-tb"/>
    </style:style>
    <style:style style:name="gr4" style:family="graphic" style:parent-style-name="objectwithoutfill">
      <style:graphic-properties svg:stroke-width="0.081cm" svg:stroke-color="#3232b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textarea-horizontal-align="justify" draw:textarea-vertical-align="middle" draw:auto-grow-height="false" fo:min-height="1.281cm" fo:min-width="7.851cm"/>
      <style:paragraph-properties style:writing-mode="lr-tb"/>
    </style:style>
    <style:style style:name="gr6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1.158cm" fo:min-width="4.0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1.158cm" fo:min-width="4.16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1.158cm" fo:min-width="4.195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1.13cm" fo:min-width="6.026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3232bf" draw:marker-start-width="0.321cm" draw:marker-end-width="0.321cm" draw:fill="solid" draw:fill-color="#ffff00" draw:textarea-horizontal-align="justify" draw:textarea-vertical-align="middle" draw:auto-grow-height="false" fo:min-height="0.646cm" fo:min-width="1.339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1.158cm" fo:min-width="4.186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svg:stroke-color="#000000" draw:textarea-horizontal-align="justify" draw:textarea-vertical-align="middle" draw:auto-grow-height="false" fo:min-height="1.97cm" fo:min-width="7.851cm"/>
      <style:paragraph-properties style:writing-mode="lr-tb"/>
    </style:style>
    <style:style style:name="gr13" style:family="graphic" style:parent-style-name="standard">
      <style:graphic-properties draw:stroke="solid" draw:stroke-dash="Fine_20_Dashed" svg:stroke-width="0.159cm" svg:stroke-color="#ffff00" draw:marker-start-width="0.438cm" draw:marker-end-width="0.438cm" draw:fill="none" draw:fill-color="#ffff00" draw:textarea-horizontal-align="justify" draw:textarea-vertical-align="middle" draw:auto-grow-height="false" fo:min-height="3.482cm" fo:min-width="1.743cm" fo:padding-top="0.204cm" fo:padding-bottom="0.204cm" fo:padding-left="0.329cm" fo:padding-right="0.329cm"/>
      <style:paragraph-properties style:writing-mode="lr-tb"/>
    </style:style>
    <style:style style:name="gr14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1.158cm" fo:min-width="4.01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solid" draw:stroke-dash="Fine_20_Dashed" svg:stroke-width="0.159cm" svg:stroke-color="#ffff00" draw:marker-start-width="0.438cm" draw:marker-end-width="0.438cm" draw:fill="none" draw:fill-color="#ffff00" draw:textarea-horizontal-align="justify" draw:textarea-vertical-align="middle" draw:auto-grow-height="false" fo:min-height="3.688cm" fo:min-width="6.704cm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>
      <style:graphic-properties draw:stroke="none" svg:stroke-color="#000000" draw:textarea-horizontal-align="justify" draw:textarea-vertical-align="middle" draw:auto-grow-height="false" fo:min-height="1.97cm" fo:min-width="6.327cm"/>
      <style:paragraph-properties style:writing-mode="lr-tb"/>
    </style:style>
    <style:style style:name="gr17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1.158cm" fo:min-width="1.755cm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svg:stroke-width="0.081cm" svg:stroke-color="#3232b2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9" style:family="graphic" style:parent-style-name="standard">
      <style:graphic-properties svg:stroke-width="0.053cm" svg:stroke-color="#ffff00" draw:marker-start-width="0.279cm" draw:marker-end-width="0.279cm" draw:fill="solid" draw:fill-color="#3232bf" draw:textarea-horizontal-align="justify" draw:textarea-vertical-align="middle" draw:auto-grow-height="false" fo:min-height="1.158cm" fo:min-width="2.70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textarea-horizontal-align="justify" draw:textarea-vertical-align="middle" draw:auto-grow-height="false" fo:min-height="1.281cm" fo:min-width="3.517cm"/>
      <style:paragraph-properties style:writing-mode="lr-tb"/>
    </style:style>
    <style:style style:name="gr21" style:family="graphic" style:parent-style-name="standard">
      <style:graphic-properties draw:stroke="solid" draw:stroke-dash="Fine_20_Dashed" svg:stroke-width="0.159cm" svg:stroke-color="#ffff00" draw:marker-start-width="0.438cm" draw:marker-end-width="0.438cm" draw:fill="none" draw:fill-color="#ffff00" draw:textarea-horizontal-align="justify" draw:textarea-vertical-align="middle" draw:auto-grow-height="false" fo:min-height="7.641cm" fo:min-width="1.93cm" fo:padding-top="0.204cm" fo:padding-bottom="0.204cm" fo:padding-left="0.329cm" fo:padding-right="0.329cm"/>
      <style:paragraph-properties style:writing-mode="lr-tb"/>
    </style:style>
    <style:style style:name="gr22" style:family="graphic" style:parent-style-name="standard">
      <style:graphic-properties draw:stroke="solid" draw:stroke-dash="Fine_20_Dashed" svg:stroke-width="0.159cm" svg:stroke-color="#ffff00" draw:marker-start-width="0.438cm" draw:marker-end-width="0.438cm" draw:fill="none" draw:fill-color="#ffff00" draw:textarea-horizontal-align="justify" draw:textarea-vertical-align="middle" draw:auto-grow-height="false" fo:min-height="6.641cm" fo:min-width="1.93cm" fo:padding-top="0.204cm" fo:padding-bottom="0.204cm" fo:padding-left="0.329cm" fo:padding-right="0.329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 style:writing-mode="lr-tb"/>
      <style:text-properties fo:color="#ffff00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00"/>
      <style:paragraph-properties fo:text-align="center" style:writing-mode="lr-tb"/>
      <style:text-properties fo:color="#ffff00" fo:font-weight="bold"/>
    </style:style>
    <style:style style:name="P4" style:family="paragraph">
      <style:paragraph-properties fo:text-align="center" style:writing-mode="lr-tb"/>
      <style:text-properties fo:color="#3232bf" style:font-name="Crimson Text" fo:font-size="22pt" fo:font-weight="bold" style:font-size-asian="18pt" style:font-size-complex="18pt"/>
    </style:style>
    <style:style style:name="P5" style:family="paragraph">
      <style:paragraph-properties fo:text-align="center" style:writing-mode="lr-tb"/>
      <style:text-properties fo:color="#ffff00" fo:font-weight="bold"/>
    </style:style>
    <style:style style:name="P6" style:family="paragraph">
      <loext:graphic-properties draw:fill="solid" draw:fill-color="#3232bf"/>
      <style:paragraph-properties fo:text-align="center" style:writing-mode="lr-tb"/>
      <style:text-properties fo:color="#ffff00" fo:font-weight="bold"/>
    </style:style>
    <style:style style:name="P7" style:family="paragraph">
      <loext:graphic-properties draw:fill="solid" draw:fill-color="#ffff00"/>
      <style:paragraph-properties fo:text-align="center" style:writing-mode="lr-tb"/>
      <style:text-properties fo:color="#ffff00" fo:font-weight="bold"/>
    </style:style>
    <style:style style:name="P8" style:family="paragraph">
      <style:paragraph-properties fo:text-align="center" style:writing-mode="lr-tb"/>
      <style:text-properties fo:color="#ff0000" style:font-name="Crimson Text" fo:font-size="22pt" fo:font-weight="bold" fo:background-color="transparent" style:font-size-asian="18pt" style:font-size-complex="18pt"/>
    </style:style>
    <style:style style:name="T1" style:family="text">
      <style:text-properties fo:color="#3232bf" style:font-name="Crimson Text" fo:font-size="22pt" fo:font-weight="bold" style:font-size-asian="18pt" style:font-size-complex="18pt"/>
    </style:style>
    <style:style style:name="T2" style:family="text">
      <style:text-properties fo:color="#ffff00" fo:font-weight="bold"/>
    </style:style>
    <style:style style:name="T3" style:family="text">
      <style:text-properties fo:color="#ff0000" style:font-name="Crimson Text" fo:font-size="22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g>
          <draw:custom-shape draw:style-name="gr1" draw:text-style-name="P1" draw:layer="layout" svg:width="2.159cm" svg:height="1.216cm" svg:x="16.294cm" svg:y="16.424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6.294cm" svg:y1="16.932cm" svg:x2="14.77cm" svg:y2="16.932cm">
            <text:p/>
          </draw:line>
        </draw:g>
        <draw:custom-shape draw:style-name="gr3" draw:text-style-name="P3" draw:layer="layout" svg:width="2.829cm" svg:height="4.826cm" svg:x="15.891cm" svg:y="2.921cm">
          <text:p/>
          <draw:enhanced-geometry svg:viewBox="0 0 21600 21600" draw:path-stretchpoint-x="10800" draw:path-stretchpoint-y="10800" draw:text-areas="?f3 ?f4 ?f5 ?f6" draw:type="round-rectangle" draw:modifiers="5579.3639575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7.32cm" svg:y1="2.01cm" svg:x2="9.776cm" svg:y2="3.38cm" draw:start-shape="id1" draw:start-glue-point="1" draw:end-shape="id2" draw:end-glue-point="3" svg:d="M7320 2010l2456 1370" svg:viewBox="0 0 2457 1371">
          <text:p/>
        </draw:connector>
        <draw:custom-shape draw:style-name="gr5" draw:text-style-name="P4" draw:layer="layout" svg:width="8.351cm" svg:height="1.531cm" svg:x="-0.019cm" svg:y="-0.192cm">
          <text:p text:style-name="P4"><text:span text:style-name="T1">sent_tf_s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" draw:id="id2" draw:layer="layout" svg:width="4.972cm" svg:height="1.82cm" svg:x="9.776cm" svg:y="2.47cm">
          <text:p text:style-name="P5"><text:span text:style-name="T2">S2Dsu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7" draw:id="id7" draw:layer="layout" svg:width="5.08cm" svg:height="1.82cm" svg:x="9.695cm" svg:y="10.942cm">
          <text:p text:style-name="P5"><text:span text:style-name="T2">MeanMax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" draw:id="id5" draw:layer="layout" svg:width="5.107cm" svg:height="1.82cm" svg:x="9.768cm" svg:y="8.563cm">
          <text:p text:style-name="P5"><text:span text:style-name="T2">MeanMax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9" draw:text-style-name="P7" draw:layer="layout" svg:width="6.966cm" svg:height="1.82cm" svg:x="0.354cm" svg:y="1.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4.78cm" svg:y="1.396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0.68cm" svg:y="1.39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4.553cm" svg:y1="2.055cm" svg:x2="3.029cm" svg:y2="2.055cm">
            <text:p/>
          </draw:line>
        </draw:g>
        <draw:custom-shape draw:style-name="gr5" draw:text-style-name="P4" draw:layer="layout" svg:width="8.351cm" svg:height="1.531cm" svg:x="-0.019cm" svg:y="5.029cm">
          <text:p text:style-name="P4"><text:span text:style-name="T1">doc_tf_s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9" draw:text-style-name="P7" draw:layer="layout" svg:width="6.966cm" svg:height="1.82cm" svg:x="0.354cm" svg:y="6.42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4.78cm" svg:y="6.71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0.68cm" svg:y="6.718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4.553cm" svg:y1="7.376cm" svg:x2="3.029cm" svg:y2="7.376cm">
            <text:p/>
          </draw:line>
        </draw:g>
        <draw:custom-shape draw:style-name="gr5" draw:text-style-name="P4" draw:layer="layout" svg:width="8.351cm" svg:height="1.531cm" svg:x="-0.019cm" svg:y="10.929cm">
          <text:p text:style-name="P4"><text:span text:style-name="T1">doc_sim_s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custom-shape draw:style-name="gr9" draw:text-style-name="P7" draw:layer="layout" svg:width="6.966cm" svg:height="1.82cm" svg:x="0.354cm" svg:y="12.32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4.78cm" svg:y="12.61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0.68cm" svg:y="12.618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4.553cm" svg:y1="13.276cm" svg:x2="3.029cm" svg:y2="13.276cm">
            <text:p/>
          </draw:line>
        </draw:g>
        <draw:custom-shape draw:style-name="gr5" draw:text-style-name="P4" draw:layer="layout" svg:width="8.351cm" svg:height="1.531cm" svg:x="-0.019cm" svg:y="16.129cm">
          <text:p text:style-name="P4"><text:span text:style-name="T1">sent_sim_s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" draw:id="id10">
          <draw:custom-shape draw:style-name="gr9" draw:text-style-name="P7" draw:layer="layout" svg:width="6.966cm" svg:height="1.82cm" svg:x="0.354cm" svg:y="17.42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4.78cm" svg:y="17.717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0.68cm" svg:y="17.718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4.553cm" svg:y1="18.376cm" svg:x2="3.029cm" svg:y2="18.376cm">
            <text:p/>
          </draw:line>
        </draw:g>
        <draw:custom-shape draw:style-name="gr11" draw:text-style-name="P6" xml:id="id3" draw:id="id3" draw:layer="layout" svg:width="5.098cm" svg:height="1.82cm" svg:x="9.777cm" svg:y="5.171cm">
          <text:p text:style-name="P5"><text:span text:style-name="T2">S2Dmxmn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7.32cm" svg:y1="2.01cm" svg:x2="9.777cm" svg:y2="6.081cm" draw:start-shape="id1" draw:start-glue-point="1" draw:end-shape="id3" draw:end-glue-point="3" svg:d="M7320 2010l2457 4071" svg:viewBox="0 0 2458 4072">
          <text:p/>
        </draw:connector>
        <draw:connector draw:style-name="gr4" draw:text-style-name="P2" draw:layer="layout" draw:type="line" svg:x1="7.32cm" svg:y1="7.331cm" svg:x2="9.776cm" svg:y2="3.38cm" draw:start-shape="id4" draw:start-glue-point="1" draw:end-shape="id2" draw:end-glue-point="3" svg:d="M7320 7331l2456-3951" svg:viewBox="0 0 2457 3952">
          <text:p/>
        </draw:connector>
        <draw:connector draw:style-name="gr4" draw:text-style-name="P2" draw:layer="layout" draw:type="line" svg:x1="7.32cm" svg:y1="7.331cm" svg:x2="9.777cm" svg:y2="6.081cm" draw:start-shape="id4" draw:start-glue-point="1" draw:end-shape="id3" draw:end-glue-point="3" svg:d="M7320 7331l2457-1250" svg:viewBox="0 0 2458 1251">
          <text:p/>
        </draw:connector>
        <draw:connector draw:style-name="gr4" draw:text-style-name="P2" draw:layer="layout" draw:type="line" svg:x1="7.3cm" svg:y1="8.018cm" svg:x2="9.768cm" svg:y2="9.473cm" draw:end-shape="id5" draw:end-glue-point="3" svg:d="M7300 8018l2468 1455" svg:viewBox="0 0 2469 1456">
          <text:p/>
        </draw:connector>
        <draw:g>
          <draw:custom-shape draw:style-name="gr1" draw:text-style-name="P1" draw:layer="layout" svg:width="2.159cm" svg:height="1.216cm" svg:x="16.272cm" svg:y="3.421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6.272cm" svg:y1="3.929cm" svg:x2="14.748cm" svg:y2="3.929cm">
            <text:p/>
          </draw:line>
        </draw:g>
        <draw:g>
          <draw:custom-shape draw:style-name="gr1" draw:text-style-name="P1" draw:layer="layout" svg:width="2.159cm" svg:height="1.216cm" svg:x="16.273cm" svg:y="6.022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6.273cm" svg:y1="6.53cm" svg:x2="14.749cm" svg:y2="6.53cm">
            <text:p/>
          </draw:line>
        </draw:g>
        <draw:custom-shape draw:style-name="gr12" draw:text-style-name="P8" draw:layer="layout" svg:width="8.351cm" svg:height="2.22cm" svg:x="13.078cm" svg:y="0.5cm">
          <text:p text:style-name="P8"><text:span text:style-name="T3">Nouvelles </text:span></text:p>
          <text:p text:style-name="P8"><text:span text:style-name="T3">caractéristiques </text:span></text:p>
          <text:p text:style-name="P8"><text:span text:style-name="T3">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7.32cm" svg:y1="13.231cm" svg:x2="9.695cm" svg:y2="11.852cm" draw:start-shape="id6" draw:start-glue-point="1" draw:end-shape="id7" draw:end-glue-point="3" svg:d="M7320 13231l2375-1379" svg:viewBox="0 0 2376 1380">
          <text:p/>
        </draw:connector>
        <draw:custom-shape draw:style-name="gr13" draw:text-style-name="P3" draw:layer="layout" svg:width="2.829cm" svg:height="4.318cm" svg:x="15.918cm" svg:y="13.686cm">
          <text:p/>
          <draw:enhanced-geometry svg:viewBox="0 0 21600 21600" draw:path-stretchpoint-x="10800" draw:path-stretchpoint-y="10800" draw:text-areas="?f3 ?f4 ?f5 ?f6" draw:type="round-rectangle" draw:modifiers="5579.3639575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972cm" svg:height="1.82cm" svg:x="9.803cm" svg:y="13.671cm">
          <text:p text:style-name="P5"><text:span text:style-name="T2">S2Dsum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9" draw:id="id9" draw:layer="layout" svg:width="4.928cm" svg:height="1.82cm" svg:x="9.804cm" svg:y="16.072cm">
          <text:p text:style-name="P5"><text:span text:style-name="T2">S2Dmxmn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7.32cm" svg:y1="13.231cm" svg:x2="9.803cm" svg:y2="14.581cm" draw:start-shape="id6" draw:start-glue-point="1" draw:end-shape="id8" draw:end-glue-point="3" svg:d="M7320 13231l2483 1350" svg:viewBox="0 0 2484 1351">
          <text:p/>
        </draw:connector>
        <draw:connector draw:style-name="gr4" draw:text-style-name="P2" draw:layer="layout" draw:type="line" svg:x1="7.32cm" svg:y1="13.231cm" svg:x2="9.804cm" svg:y2="16.982cm" draw:start-shape="id6" draw:start-glue-point="1" draw:end-shape="id9" draw:end-glue-point="3" svg:d="M7320 13231l2484 3751" svg:viewBox="0 0 2485 3752">
          <text:p/>
        </draw:connector>
        <draw:connector draw:style-name="gr4" draw:text-style-name="P2" draw:layer="layout" draw:type="line" svg:x1="7.32cm" svg:y1="18.331cm" svg:x2="9.803cm" svg:y2="14.581cm" draw:start-shape="id10" draw:start-glue-point="1" draw:end-shape="id8" draw:end-glue-point="3" svg:d="M7320 18331l2483-3750" svg:viewBox="0 0 2484 3751">
          <text:p/>
        </draw:connector>
        <draw:connector draw:style-name="gr4" draw:text-style-name="P2" draw:layer="layout" draw:type="line" svg:x1="7.32cm" svg:y1="18.331cm" svg:x2="9.804cm" svg:y2="16.982cm" draw:start-shape="id10" draw:start-glue-point="1" draw:end-shape="id9" draw:end-glue-point="3" svg:d="M7320 18331l2484-1349" svg:viewBox="0 0 2485 1350">
          <text:p/>
        </draw:connector>
        <draw:g xml:id="id11" draw:id="id11">
          <draw:custom-shape draw:style-name="gr9" draw:text-style-name="P7" draw:layer="layout" svg:width="6.966cm" svg:height="1.82cm" svg:x="32.655cm" svg:y="9.022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37.081cm" svg:y="9.318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2.159cm" svg:height="1.216cm" svg:x="32.981cm" svg:y="9.319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36.854cm" svg:y1="9.977cm" svg:x2="35.33cm" svg:y2="9.977cm">
            <text:p/>
          </draw:line>
        </draw:g>
        <draw:custom-shape draw:style-name="gr7" draw:text-style-name="P6" xml:id="id12" draw:id="id12" draw:layer="layout" svg:width="5.08cm" svg:height="1.82cm" svg:x="25.019cm" svg:y="9.002cm">
          <text:p text:style-name="P5"><text:span text:style-name="T2">MeanMax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8.092cm" svg:height="4.826cm" svg:x="15.911cm" svg:y="8.322cm">
          <text:p/>
          <draw:enhanced-geometry svg:viewBox="0 0 21600 21600" draw:path-stretchpoint-x="10800" draw:path-stretchpoint-y="10800" draw:text-areas="?f3 ?f4 ?f5 ?f6" draw:type="round-rectangle" draw:modifiers="5579.3639575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2.159cm" svg:height="1.216cm" svg:x="16.392cm" svg:y="9.022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6.392cm" svg:y1="9.53cm" svg:x2="14.868cm" svg:y2="9.53cm">
            <text:p/>
          </draw:line>
        </draw:g>
        <draw:g>
          <draw:custom-shape draw:style-name="gr1" draw:text-style-name="P1" draw:layer="layout" svg:width="2.159cm" svg:height="1.216cm" svg:x="16.293cm" svg:y="11.323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6.293cm" svg:y1="11.831cm" svg:x2="14.769cm" svg:y2="11.831cm">
            <text:p/>
          </draw:line>
        </draw:g>
        <draw:g>
          <draw:custom-shape draw:style-name="gr1" draw:text-style-name="P1" draw:layer="layout" svg:width="2.159cm" svg:height="1.216cm" svg:x="21.337cm" svg:y="9.325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3.495cm" svg:y1="9.833cm" svg:x2="25.019cm" svg:y2="9.833cm">
            <text:p/>
          </draw:line>
        </draw:g>
        <draw:connector draw:style-name="gr4" draw:text-style-name="P2" draw:layer="layout" draw:type="line" svg:x1="32.655cm" svg:y1="9.932cm" svg:x2="30.099cm" svg:y2="9.912cm" draw:start-shape="id11" draw:start-glue-point="3" draw:end-shape="id12" draw:end-glue-point="1" svg:d="M32655 9932l-2556-20" svg:viewBox="0 0 2557 21">
          <text:p/>
        </draw:connector>
        <draw:custom-shape draw:style-name="gr16" draw:text-style-name="P8" draw:layer="layout" svg:width="6.827cm" svg:height="2.22cm" svg:x="17.892cm" svg:y="10.807cm">
          <text:p text:style-name="P8"><text:span text:style-name="T3">Nouvelles </text:span></text:p>
          <text:p text:style-name="P8"><text:span text:style-name="T3">caractéristiques </text:span></text:p>
          <text:p text:style-name="P8"><text:span text:style-name="T3">Lang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8.351cm" svg:height="2.22cm" svg:x="13.195cm" svg:y="18.369cm">
          <text:p text:style-name="P8"><text:span text:style-name="T3">Nouvelles </text:span></text:p>
          <text:p text:style-name="P8"><text:span text:style-name="T3">caractéristiques </text:span></text:p>
          <text:p text:style-name="P8"><text:span text:style-name="T3">Similar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xml:id="id14" draw:id="id14" draw:layer="layout" svg:width="2.667cm" svg:height="1.82cm" svg:x="34.925cm" svg:y="18.288cm">
          <text:p text:style-name="P5"><text:span text:style-name="T2">Mean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3" draw:id="id13" draw:layer="layout" svg:width="2.667cm" svg:height="1.82cm" svg:x="34.942cm" svg:y="13.37cm">
          <text:p text:style-name="P5"><text:span text:style-name="T2">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draw:line-skew="0.459cm 1.615cm" svg:x1="36.138cm" svg:y1="10.842cm" svg:x2="37.609cm" svg:y2="14.28cm" draw:start-shape="id11" draw:start-glue-point="2" draw:end-shape="id13" draw:end-glue-point="1" svg:d="M36138 10842v1731h3613v1707h-2142" svg:viewBox="0 0 3614 3439">
          <text:p/>
        </draw:connector>
        <draw:connector draw:style-name="gr18" draw:text-style-name="P2" draw:layer="layout" draw:line-skew="-2.007cm 1.632cm" svg:x1="36.138cm" svg:y1="10.842cm" svg:x2="37.592cm" svg:y2="19.198cm" draw:start-shape="id11" draw:start-glue-point="2" draw:end-shape="id14" draw:end-glue-point="1" svg:d="M36138 10842v1724h3613v6632h-2159" svg:viewBox="0 0 3614 8357">
          <text:p/>
        </draw:connector>
        <draw:custom-shape draw:style-name="gr19" draw:text-style-name="P6" xml:id="id16" draw:id="id16" draw:layer="layout" svg:width="3.614cm" svg:height="1.82cm" svg:x="28.897cm" svg:y="12.173cm">
          <text:p text:style-name="P5"><text:span text:style-name="T2">mxCl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17" draw:id="id17" draw:layer="layout" svg:width="3.614cm" svg:height="1.82cm" svg:x="28.897cm" svg:y="14.417cm">
          <text:p text:style-name="P5"><text:span text:style-name="T2">mnClip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18" draw:id="id18" draw:layer="layout" svg:width="3.614cm" svg:height="1.82cm" svg:x="28.898cm" svg:y="16.674cm">
          <text:p text:style-name="P5"><text:span text:style-name="T2">mxClip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19" draw:id="id19" draw:layer="layout" svg:width="3.614cm" svg:height="1.82cm" svg:x="28.898cm" svg:y="18.918cm">
          <text:p text:style-name="P5"><text:span text:style-name="T2">mnClip</text:span></text:p>
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5" draw:id="id15" draw:layer="layout" svg:width="2.159cm" svg:height="1.216cm" svg:x="36.979cm" svg:y="1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36.979cm" svg:y1="16.737cm" svg:x2="32.511cm" svg:y2="13.083cm" draw:start-shape="id15" draw:start-glue-point="3" draw:end-shape="id16" draw:end-glue-point="1" svg:d="M36979 16737l-4468-3654" svg:viewBox="0 0 4469 3655">
          <text:p/>
        </draw:connector>
        <draw:custom-shape draw:style-name="gr20" draw:text-style-name="P4" draw:layer="layout" svg:width="4.017cm" svg:height="1.531cm" svg:x="36.076cm" svg:y="15.013cm">
          <text:p text:style-name="P4"><text:span text:style-name="T1">sent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048cm" svg:height="8.509cm" svg:x="24.892cm" svg:y="12.319cm">
          <text:p/>
          <draw:enhanced-geometry svg:viewBox="0 0 21600 21600" draw:path-stretchpoint-x="10800" draw:path-stretchpoint-y="10800" draw:text-areas="?f3 ?f4 ?f5 ?f6" draw:type="round-rectangle" draw:modifiers="5579.3639575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6.827cm" svg:height="2.22cm" svg:x="18.792cm" svg:y="15.488cm">
          <text:p text:style-name="P8"><text:span text:style-name="T3">Nouvelles </text:span></text:p>
          <text:p text:style-name="P8"><text:span text:style-name="T3">caractéristiques </text:span></text:p>
          <text:p text:style-name="P8"><text:span text:style-name="T3">Ta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line" svg:x1="34.942cm" svg:y1="14.28cm" svg:x2="32.511cm" svg:y2="13.083cm" draw:start-shape="id13" draw:start-glue-point="3" draw:end-shape="id16" draw:end-glue-point="1" svg:d="M34942 14280l-2431-1197" svg:viewBox="0 0 2432 1198">
          <text:p/>
        </draw:connector>
        <draw:connector draw:style-name="gr4" draw:text-style-name="P2" draw:layer="layout" draw:type="line" svg:x1="34.963cm" svg:y1="14.301cm" svg:x2="32.511cm" svg:y2="15.327cm" draw:end-shape="id17" draw:end-glue-point="1" svg:d="M34963 14301l-2452 1026" svg:viewBox="0 0 2453 1027">
          <text:p/>
        </draw:connector>
        <draw:connector draw:style-name="gr4" draw:text-style-name="P2" draw:layer="layout" draw:type="line" svg:x1="34.925cm" svg:y1="19.198cm" svg:x2="32.512cm" svg:y2="17.584cm" draw:start-shape="id14" draw:start-glue-point="3" draw:end-shape="id18" draw:end-glue-point="1" svg:d="M34925 19198l-2413-1614" svg:viewBox="0 0 2414 1615">
          <text:p/>
        </draw:connector>
        <draw:connector draw:style-name="gr4" draw:text-style-name="P2" draw:layer="layout" draw:type="line" svg:x1="34.946cm" svg:y1="19.219cm" svg:x2="32.512cm" svg:y2="19.828cm" draw:end-shape="id19" draw:end-glue-point="1" svg:d="M34946 19219l-2434 609" svg:viewBox="0 0 2435 610">
          <text:p/>
        </draw:connector>
        <draw:connector draw:style-name="gr4" draw:text-style-name="P2" draw:layer="layout" draw:type="line" svg:x1="36.979cm" svg:y1="16.737cm" svg:x2="32.511cm" svg:y2="15.327cm" draw:start-shape="id15" draw:start-glue-point="3" draw:end-shape="id17" draw:end-glue-point="1" svg:d="M36979 16737l-4468-1410" svg:viewBox="0 0 4469 1411">
          <text:p/>
        </draw:connector>
        <draw:connector draw:style-name="gr4" draw:text-style-name="P2" draw:layer="layout" draw:type="line" svg:x1="36.979cm" svg:y1="16.737cm" svg:x2="32.512cm" svg:y2="17.584cm" draw:start-shape="id15" draw:start-glue-point="3" draw:end-shape="id18" draw:end-glue-point="1" svg:d="M36979 16737l-4467 847" svg:viewBox="0 0 4468 848">
          <text:p/>
        </draw:connector>
        <draw:connector draw:style-name="gr4" draw:text-style-name="P2" draw:layer="layout" draw:type="line" svg:x1="36.979cm" svg:y1="16.737cm" svg:x2="32.512cm" svg:y2="19.828cm" draw:start-shape="id15" draw:start-glue-point="3" draw:end-shape="id19" svg:d="M36979 16737l-4467 3091" svg:viewBox="0 0 4468 3092">
          <text:p/>
        </draw:connector>
        <draw:custom-shape draw:style-name="gr5" draw:text-style-name="P4" draw:layer="layout" svg:width="8.351cm" svg:height="1.531cm" svg:x="31.681cm" svg:y="7.729cm">
          <text:p text:style-name="P4"><text:span text:style-name="T1">doc_sim_s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20" draw:id="id20" draw:layer="layout" svg:width="2.159cm" svg:height="1.216cm" svg:x="36.979cm" svg:y="1.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4.017cm" svg:height="1.531cm" svg:x="36.076cm" svg:y="-0.066cm">
          <text:p text:style-name="P4"><text:span text:style-name="T1">nbr_s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22" draw:id="id22" draw:layer="layout" svg:width="2.159cm" svg:height="1.216cm" svg:x="36.979cm" svg:y="4.8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4.017cm" svg:height="1.531cm" svg:x="36.076cm" svg:y="3.755cm">
          <text:p text:style-name="P4"><text:span text:style-name="T1">sent_p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21" draw:id="id21" draw:layer="layout" svg:width="3.614cm" svg:height="1.82cm" svg:x="28.798cm" svg:y="0.723cm">
          <text:p text:style-name="P5"><text:span text:style-name="T2">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23" draw:id="id23" draw:layer="layout" svg:width="3.614cm" svg:height="1.82cm" svg:x="28.799cm" svg:y="3.175cm">
          <text:p text:style-name="P5"><text:span text:style-name="T2">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24" draw:id="id24" draw:layer="layout" svg:width="3.614cm" svg:height="1.82cm" svg:x="28.8cm" svg:y="5.876cm">
          <text:p text:style-name="P5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36.979cm" svg:y1="1.658cm" svg:x2="32.412cm" svg:y2="1.633cm" draw:start-shape="id20" draw:start-glue-point="3" draw:end-shape="id21" draw:end-glue-point="1" svg:d="M36979 1658l-4567-25" svg:viewBox="0 0 4568 26">
          <text:p/>
        </draw:connector>
        <draw:connector draw:style-name="gr4" draw:text-style-name="P2" draw:layer="layout" draw:type="line" svg:x1="36.979cm" svg:y1="5.479cm" svg:x2="32.412cm" svg:y2="1.633cm" draw:start-shape="id22" draw:start-glue-point="3" draw:end-shape="id21" draw:end-glue-point="1" svg:d="M36979 5479l-4567-3846" svg:viewBox="0 0 4568 3847">
          <text:p/>
        </draw:connector>
        <draw:connector draw:style-name="gr4" draw:text-style-name="P2" draw:layer="layout" draw:type="line" svg:x1="37cm" svg:y1="5.5cm" svg:x2="32.413cm" svg:y2="4.085cm" draw:end-shape="id23" draw:end-glue-point="1" svg:d="M37000 5500l-4587-1415" svg:viewBox="0 0 4588 1416">
          <text:p/>
        </draw:connector>
        <draw:connector draw:style-name="gr4" draw:text-style-name="P2" draw:layer="layout" draw:type="line" svg:x1="37cm" svg:y1="5.5cm" svg:x2="32.414cm" svg:y2="6.786cm" draw:end-shape="id24" draw:end-glue-point="1" svg:d="M37000 5500l-4586 1286" svg:viewBox="0 0 4587 1287">
          <text:p/>
        </draw:connector>
        <draw:g>
          <draw:custom-shape draw:style-name="gr1" draw:text-style-name="P1" draw:layer="layout" svg:width="2.159cm" svg:height="1.216cm" svg:x="25.137cm" svg:y="6.326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7.295cm" svg:y1="6.834cm" svg:x2="28.819cm" svg:y2="6.834cm">
            <text:p/>
          </draw:line>
        </draw:g>
        <draw:g>
          <draw:custom-shape draw:style-name="gr1" draw:text-style-name="P1" draw:layer="layout" svg:width="2.159cm" svg:height="1.216cm" svg:x="25.137cm" svg:y="3.627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7.295cm" svg:y1="4.135cm" svg:x2="28.819cm" svg:y2="4.135cm">
            <text:p/>
          </draw:line>
        </draw:g>
        <draw:g>
          <draw:custom-shape draw:style-name="gr1" draw:text-style-name="P1" draw:layer="layout" svg:width="2.159cm" svg:height="1.216cm" svg:x="25.137cm" svg:y="1.128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7.295cm" svg:y1="1.636cm" svg:x2="28.819cm" svg:y2="1.636cm">
            <text:p/>
          </draw:line>
        </draw:g>
        <draw:g>
          <draw:custom-shape draw:style-name="gr1" draw:text-style-name="P1" draw:layer="layout" svg:width="2.159cm" svg:height="1.216cm" svg:x="25.237cm" svg:y="12.628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7.395cm" svg:y1="13.136cm" svg:x2="28.919cm" svg:y2="13.136cm">
            <text:p/>
          </draw:line>
        </draw:g>
        <draw:g>
          <draw:custom-shape draw:style-name="gr1" draw:text-style-name="P1" draw:layer="layout" svg:width="2.159cm" svg:height="1.216cm" svg:x="25.237cm" svg:y="14.829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7.395cm" svg:y1="15.337cm" svg:x2="28.919cm" svg:y2="15.337cm">
            <text:p/>
          </draw:line>
        </draw:g>
        <draw:g>
          <draw:custom-shape draw:style-name="gr1" draw:text-style-name="P1" draw:layer="layout" svg:width="2.159cm" svg:height="1.216cm" svg:x="25.237cm" svg:y="17.129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7.395cm" svg:y1="17.637cm" svg:x2="28.919cm" svg:y2="17.637cm">
            <text:p/>
          </draw:line>
        </draw:g>
        <draw:g>
          <draw:custom-shape draw:style-name="gr1" draw:text-style-name="P1" draw:layer="layout" svg:width="2.159cm" svg:height="1.216cm" svg:x="25.237cm" svg:y="19.329cm">
            <text:p/>
            <draw:enhanced-geometry svg:viewBox="0 0 21600 21600" draw:mirror-horizontal="false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27.395cm" svg:y1="19.837cm" svg:x2="28.919cm" svg:y2="19.837cm">
            <text:p/>
          </draw:line>
        </draw:g>
        <draw:g>
          <draw:custom-shape draw:style-name="gr1" draw:text-style-name="P1" draw:layer="layout" svg:width="2.159cm" svg:height="1.216cm" svg:x="16.294cm" svg:y="14.124cm">
            <text:p/>
            <draw:enhanced-geometry svg:viewBox="0 0 21600 21600" draw:path-stretchpoint-x="10800" draw:path-stretchpoint-y="10800" draw:text-areas="?f3 ?f4 ?f5 ?f6" draw:type="round-rectangle" draw:modifiers="7292.70386266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2" draw:layer="layout" svg:x1="16.294cm" svg:y1="14.632cm" svg:x2="14.77cm" svg:y2="14.632cm">
            <text:p/>
          </draw:line>
        </draw:g>
        <draw:custom-shape draw:style-name="gr22" draw:text-style-name="P3" draw:layer="layout" svg:width="3.048cm" svg:height="7.509cm" svg:x="24.693cm" svg:y="0.619cm">
          <text:p/>
          <draw:enhanced-geometry svg:viewBox="0 0 21600 21600" draw:path-stretchpoint-x="10800" draw:path-stretchpoint-y="10800" draw:text-areas="?f3 ?f4 ?f5 ?f6" draw:type="round-rectangle" draw:modifiers="5579.3639575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8.351cm" svg:height="2.22cm" svg:x="17.778cm" svg:y="3.281cm">
          <text:p text:style-name="P8"><text:span text:style-name="T3">Nouvelles </text:span></text:p>
          <text:p text:style-name="P8"><text:span text:style-name="T3">caractéristiques </text:span></text:p>
          <text:p text:style-name="P8"><text:span text:style-name="T3">Posi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2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51</meta:editing-cycles>
    <dc:date>2020-10-23T10:47:23.065202266</dc:date>
    <meta:creation-date>2016-08-10T12:12:58</meta:creation-date>
    <meta:editing-duration>PT3H33M26S</meta:editing-duration>
    <meta:document-statistic meta:object-count="129"/>
    <meta:user-defined meta:name="email">kariminfo0@gmail.com</meta:user-defined>
  </office:meta>
</office:document-meta>
</file>